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0000002D0923C8F4C.jpg"/>
  <manifest:file-entry manifest:media-type="image/jpeg" manifest:full-path="Pictures/10000000000003C0000002D0FC745665.jpg"/>
  <manifest:file-entry manifest:media-type="image/png" manifest:full-path="Pictures/10000000000000200000002000309F1C.png"/>
  <manifest:file-entry manifest:media-type="image/png" manifest:full-path="Pictures/10000000000003C0000002D0F46D28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gradient-name="Gradient_20_1" draw:fill-image-name="背景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gradient-name="Gradient_20_1" draw:fill-image-name="背景3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_20_10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46" draw:fill-image-name="Bitmape_20_1" draw:auto-grow-height="true" draw:auto-grow-width="false" fo:max-height="0cm" fo:min-height="0cm" fo:wrap-option="wrap" style:LockAspectRatio="false" style:HadEnteredEditMode="true"/>
    </style:style>
    <style:style style:name="gr2" style:family="graphic">
      <style:graphic-properties style:protect="size"/>
    </style:style>
    <style:style style:name="pr1" style:family="presentation" style:parent-style-name="中标软件演示文稿OTP-title">
      <style:graphic-properties draw:stroke="none" draw:fill="none" draw:fill-color="#ffffff" draw:textarea-horizontal-align="justify" draw:textarea-vertical-align="middle" draw:auto-grow-height="true" draw:auto-grow-width="false" fo:min-height="3.831cm" fo:min-width="0cm" fo:padding-top="0.127cm" fo:padding-bottom="0.127cm" fo:padding-left="0.254cm" fo:padding-right="0.254cm" fo:wrap-option="wrap" draw:shadow="hidden" style:LockAspectRatio="false" style:HadEnteredEditMode="true"/>
    </style:style>
    <style:style style:name="pr2" style:family="presentation" style:parent-style-name="中标软件演示文稿OTP-notes">
      <style:graphic-properties draw:fill-color="#ffffff" draw:auto-grow-height="false" fo:min-height="13.365cm" fo:min-width="16.291cm" fo:padding-top="0.13cm" fo:padding-bottom="0.13cm" fo:padding-left="0.25cm" fo:padding-right="0.25cm" fo:wrap-option="wrap" style:LockAspectRatio="false" style:HadEnteredEditMode="false"/>
    </style:style>
    <style:style style:name="pr3" style:family="presentation" style:parent-style-name="中标软件演示文稿OTP-title">
      <style:graphic-properties draw:auto-grow-height="false" fo:min-height="3.181cm" fo:padding-top="0.13cm" fo:padding-bottom="0.13cm" fo:padding-left="0.25cm" fo:padding-right="0.25cm" fo:wrap-option="wrap" style:LockAspectRatio="false" draw:AjustTextFitPlaceHolder="true" style:HadEnteredEditMode="true"/>
    </style:style>
    <style:style style:name="pr4" style:family="presentation" style:parent-style-name="中标软件演示文稿OTP-outline1">
      <style:graphic-properties draw:auto-grow-height="false" fo:min-height="12.573cm" fo:padding-top="0.13cm" fo:padding-bottom="0.13cm" fo:padding-left="0.25cm" fo:padding-right="0.25cm" fo:wrap-option="wrap" style:LockAspectRatio="false" draw:AjustTextFitPlaceHolder="true" style:HadEnteredEditMode="true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font-independent-line-spacing="true"/>
    </style:style>
    <style:style style:name="T1" style:family="text">
      <style:text-properties fo:color="#000000" fo:font-family="方正大黑简体" style:font-pitch="variable" fo:font-size="42pt" fo:language="en" fo:country="US" fo:font-weight="bold" style:font-family-asian="方正大黑简体" style:font-pitch-asian="variable" style:font-size-asian="42pt" style:language-asian="zh" style:country-asian="CN" style:font-weight-asian="bold" style:font-family-complex="Arial" style:font-pitch-complex="variable" style:font-size-complex="42pt" style:font-weight-complex="bold"/>
    </style:style>
    <style:style style:name="T2" style:family="text">
      <style:text-properties fo:color="#000000" fo:font-family="宋体" style:font-pitch="fixed" fo:font-size="40pt" fo:language="en" fo:country="US" fo:font-weight="bold" style:font-size-asian="40pt" style:language-asian="zh" style:country-asian="CN" style:font-weight-asian="bold" style:font-size-complex="40pt" style:font-weight-complex="bold"/>
    </style:style>
    <style:style style:name="T3" style:family="text">
      <style:text-properties fo:color="#3a3839" fo:font-family="黑体" style:font-family-generic="modern" style:font-pitch="fixed" fo:font-size="24pt" fo:language="en" fo:country="US" fo:font-weight="bold" style:font-family-asian="黑体" style:font-family-generic-asian="modern" style:font-pitch-asian="fixed" style:font-size-asian="24pt" style:language-asian="zh" style:country-asian="CN" style:font-weight-asian="bold" style:font-family-complex="Arial" style:font-pitch-complex="variable" style:font-size-complex="24pt" style:font-weight-complex="bold"/>
    </style:style>
    <style:style style:name="T4" style:family="text">
      <style:text-properties fo:font-family="黑体" style:font-family-generic="modern" style:font-pitch="fixed" fo:font-size="22pt" fo:font-weight="bold" style:font-family-asian="黑体" style:font-family-generic-asian="modern" style:font-pitch-asian="fixed" style:font-size-asian="22pt" style:font-weight-asian="bold" style:font-size-complex="22pt" style:font-weight-complex="bold"/>
    </style:style>
    <style:style style:name="T5" style:family="text">
      <style:text-properties fo:color="#000000" fo:font-family="方正大黑简体" style:font-pitch="variable" fo:font-size="36pt" fo:language="en" fo:country="US" fo:font-weight="bold" style:font-family-asian="方正大黑简体" style:font-pitch-asian="variable" style:font-size-asian="36pt" style:language-asian="zh" style:country-asian="CN" style:font-weight-asian="bold" style:font-family-complex="Arial" style:font-pitch-complex="variable" style:font-size-complex="36pt" style:font-weight-complex="bold"/>
    </style:style>
    <text:list-style style:name="L1">
      <text:list-level-style-bullet text:level="1" text:bullet-char="•">
        <style:list-level-properties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use-window-font-color="true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use-window-font-color="tru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use-window-font-color="tru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use-window-font-color="tru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use-window-font-color="tru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use-window-font-color="tru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use-window-font-color="true" fo:font-size="100%"/>
      </text:list-level-style-bullet>
    </text:list-style>
    <text:list-style style:name="L3">
      <text:list-level-style-number text:level="1" style:num-format="">
        <style:list-level-properties text:min-label-width="0.952cm"/>
        <style:text-properties style:use-window-font-color="true" fo:font-size="100%"/>
      </text:list-level-style-number>
      <text:list-level-style-number text:level="2" style:num-format="">
        <style:list-level-properties text:space-before="1.27cm" text:min-label-width="0.793cm"/>
        <style:text-properties style:use-window-font-color="true" fo:font-size="100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format="">
        <style:list-level-properties text:space-before="5.08cm" text:min-label-width="0.635cm"/>
        <style:text-properties style:use-window-font-color="true" fo:font-size="100%"/>
      </text:list-level-style-number>
      <text:list-level-style-number text:level="7" style:num-format="">
        <style:list-level-properties text:space-before="5.08cm" text:min-label-width="0.635cm"/>
        <style:text-properties style:use-window-font-color="true" fo:font-size="100%"/>
      </text:list-level-style-number>
      <text:list-level-style-number text:level="8" style:num-format="">
        <style:list-level-properties text:space-before="5.08cm" text:min-label-width="0.635cm"/>
        <style:text-properties style:use-window-font-color="true" fo:font-size="100%"/>
      </text:list-level-style-number>
      <text:list-level-style-number text:level="9" style:num-format="">
        <style:list-level-properties text:space-before="5.08cm" text:min-label-width="0.635cm"/>
        <style:text-properties style:use-window-font-color="true" fo:font-size="100%"/>
      </text:list-level-style-number>
      <text:list-level-style-number text:level="10" style:num-format="">
        <style:list-level-properties text:space-before="5.08cm" text:min-label-width="0.63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中标软件演示文稿OTP" presentation:presentation-page-layout-name="AL1T0">
        <office:forms form:automatic-focus="false" form:apply-design-mode="false"/>
        <draw:frame presentation:style-name="pr1" draw:text-style-name="P2" draw:layer="layout" svg:width="18.838cm" svg:height="4.085cm" svg:x="-0.5cm" svg:y="10.415cm" presentation:class="title" presentation:user-transformed="true">
          <draw:text-box>
            <text:p text:style-name="P1"><text:span text:style-name="T1">团队领导力课程</text:span><text:span text:style-name="T2"><text:line-break/></text:span><text:span text:style-name="T3">实践分享交流</text:span></text:p>
          </draw:text-box>
          <office:event-listeners/>
        </draw:frame>
        <draw:frame draw:style-name="gr1" draw:layer="layout" svg:width="2.5cm" svg:height="1.136cm" svg:x="10.5cm" svg:y="15cm">
          <draw:text-box>
            <text:p><text:span text:style-name="T4">蓝毅</text:span></text:p>
          </draw:text-box>
          <office:event-listeners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  <office:event-listeners/>
          </draw:frame>
        </presentation:notes>
      </draw:page>
      <draw:page draw:name="page2" draw:style-name="dp3" draw:master-page-name="中标软件演示文稿OTP" presentation:presentation-page-layout-name="AL2T1">
        <office:forms form:automatic-focus="false" form:apply-design-mode="false"/>
        <draw:frame presentation:style-name="pr3" draw:layer="layout" svg:width="22.859cm" svg:height="3.18cm" svg:x="1.27cm" svg:y="0.76cm" presentation:class="title" presentation:user-transformed="true">
          <draw:text-box>
            <text:p>团队现状</text:p>
          </draw:text-box>
          <office:event-listeners/>
        </draw:frame>
        <draw:frame presentation:style-name="pr4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规模不大，成员不到10人</text:p>
              </text:list-item>
              <text:list-item>
                <text:p>人员能力上存在参差不齐的现象，在某些人员支持能力比较突出，屡次获得用户好评，少数人员能力还有待提高</text:p>
              </text:list-item>
              <text:list-item>
                <text:p>各自负责的产品支持和学习方向明确细致</text:p>
              </text:list-item>
              <text:list-item>
                <text:p>成员间有相互帮助、相互学习的氛围</text:p>
              </text:list-item>
              <text:list-item>
                <text:p>部分入职不久的人员在双向沟通上还有待改进</text:p>
                <text:list>
                  <text:list-item>
                    <text:p/>
                  </text:list-item>
                </text:list>
              </text:list-item>
            </text:list>
          </draw:text-box>
          <office:event-listeners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  <office:event-listeners/>
          </draw:frame>
        </presentation:notes>
      </draw:page>
      <draw:page draw:name="page3" draw:style-name="dp3" draw:master-page-name="中标软件演示文稿OTP" presentation:presentation-page-layout-name="AL2T1">
        <office:forms form:automatic-focus="false" form:apply-design-mode="false"/>
        <draw:frame presentation:style-name="pr3" draw:layer="layout" svg:width="22.859cm" svg:height="3.18cm" svg:x="1.27cm" svg:y="0.76cm" presentation:class="title">
          <draw:text-box>
            <text:p>团队目标</text:p>
          </draw:text-box>
          <office:event-listeners/>
        </draw:frame>
        <draw:frame presentation:style-name="pr4" draw:layer="layout" svg:width="22.859cm" svg:height="12.572cm" svg:x="1.27cm" svg:y="4.457cm" presentation:class="outline">
          <draw:text-box>
            <text:list text:style-name="L2">
              <text:list-item>
                <text:p>为用户提供满意的服务</text:p>
              </text:list-item>
              <text:list-item>
                <text:p>每个人员都能够成为多个产品的支持服务专家</text:p>
              </text:list-item>
              <text:list-item>
                <text:p>整体技术能力持续提升</text:p>
              </text:list-item>
              <text:list-item>
                <text:p>不断提高服务意识</text:p>
              </text:list-item>
              <text:list-item>
                <text:p/>
              </text:list-item>
            </text:list>
          </draw:text-box>
          <office:event-listeners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  <office:event-listeners/>
          </draw:frame>
        </presentation:notes>
      </draw:page>
      <draw:page draw:name="page4" draw:style-name="dp3" draw:master-page-name="中标软件演示文稿OTP" presentation:presentation-page-layout-name="AL2T1">
        <office:forms form:automatic-focus="false" form:apply-design-mode="false"/>
        <draw:frame presentation:style-name="pr3" draw:layer="layout" svg:width="22.859cm" svg:height="3.18cm" svg:x="1.27cm" svg:y="0.76cm" presentation:class="title">
          <draw:text-box>
            <text:p>推动团队发展的助推器</text:p>
          </draw:text-box>
          <office:event-listeners/>
        </draw:frame>
        <draw:frame presentation:style-name="pr4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关系助推器：促成共识</text:p>
                <text:list>
                  <text:list-item>
                    <text:p>每个人首先针对具体的产品专业化成长</text:p>
                  </text:list-item>
                  <text:list-item>
                    <text:p>所有人认识到提高客户满意度是工作的基本原则</text:p>
                  </text:list-item>
                  <text:list-item>
                    <text:p>所有人员都能够互相沟通，形成有凝聚力的团队</text:p>
                  </text:list-item>
                  <text:list-item>
                    <text:p>每个人都需要不断提升业务和技术的支持能力</text:p>
                  </text:list-item>
                  <text:list-item>
                    <text:p>主动相互交流消除分歧</text:p>
                  </text:list-item>
                </text:list>
              </text:list-item>
            </text:list>
          </draw:text-box>
          <office:event-listeners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  <office:event-listeners/>
          </draw:frame>
        </presentation:notes>
      </draw:page>
      <draw:page draw:name="page5" draw:style-name="dp3" draw:master-page-name="中标软件演示文稿OTP" presentation:presentation-page-layout-name="AL2T1">
        <office:forms form:automatic-focus="false" form:apply-design-mode="false"/>
        <draw:frame presentation:style-name="pr3" draw:layer="layout" svg:width="22.859cm" svg:height="3.18cm" svg:x="1.27cm" svg:y="0.76cm" presentation:class="title">
          <draw:text-box>
            <text:p>推动团队发展的助推器</text:p>
          </draw:text-box>
          <office:event-listeners/>
        </draw:frame>
        <draw:frame presentation:style-name="pr4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任务助推器：明确任务</text:p>
                <text:list>
                  <text:list-item>
                    <text:p>明确提升团队支持能力的目标和挑战</text:p>
                  </text:list-item>
                  <text:list-item>
                    <text:p>明确每个人发展的方向</text:p>
                  </text:list-item>
                  <text:list-item>
                    <text:p>根据每个人的现状明确在团队中的定位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  <office:event-listeners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  <office:event-listeners/>
          </draw:frame>
        </presentation:notes>
      </draw:page>
      <draw:page draw:name="page6" draw:style-name="dp3" draw:master-page-name="中标软件演示文稿OTP" presentation:presentation-page-layout-name="AL2T1">
        <office:forms form:automatic-focus="false" form:apply-design-mode="false"/>
        <draw:frame presentation:style-name="pr3" draw:layer="layout" svg:width="22.859cm" svg:height="3.18cm" svg:x="1.27cm" svg:y="0.76cm" presentation:class="title">
          <draw:text-box>
            <text:p>案例分享</text:p>
          </draw:text-box>
          <office:event-listeners/>
        </draw:frame>
        <draw:frame presentation:style-name="pr4" draw:layer="layout" svg:width="22.859cm" svg:height="12.572cm" svg:x="1.27cm" svg:y="4.457cm" presentation:class="outline">
          <draw:text-box>
            <text:list text:style-name="L2">
              <text:list-item>
                <text:p>成员能力成长</text:p>
                <text:list>
                  <text:list-item>
                    <text:p>职业规划沟通引导</text:p>
                  </text:list-item>
                  <text:list-item>
                    <text:p>服务意识达成共识</text:p>
                  </text:list-item>
                  <text:list-item>
                    <text:p>专业技能提升</text:p>
                  </text:list-item>
                  <text:list-item>
                    <text:p>基础技能提升</text:p>
                  </text:list-item>
                  <text:list-item>
                    <text:p/>
                  </text:list-item>
                </text:list>
              </text:list-item>
            </text:list>
          </draw:text-box>
          <office:event-listeners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  <office:event-listeners/>
          </draw:frame>
        </presentation:notes>
      </draw:page>
      <draw:page draw:name="page7" draw:style-name="dp4" draw:master-page-name="中标软件演示文稿OTP" presentation:presentation-page-layout-name="AL2T1">
        <office:forms form:automatic-focus="false" form:apply-design-mode="false"/>
        <draw:frame presentation:style-name="pr1" draw:text-style-name="P2" draw:layer="layout" svg:width="18.838cm" svg:height="4.085cm" svg:x="-2.5cm" svg:y="9cm" presentation:class="title" presentation:user-transformed="true">
          <draw:text-box>
            <text:p text:style-name="P1"><text:span text:style-name="T5">感</text:span><text:span text:style-name="T5"> <text:s text:c="3"/></text:span><text:span text:style-name="T5">谢</text:span><text:span text:style-name="T5"><text:line-break/></text:span><text:span text:style-name="T3">Thank You</text:span></text:p>
          </draw:text-box>
          <office:event-listeners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  <office:event-listeners/>
          </draw:frame>
        </presentation:notes>
      </draw:page>
      <presentation:settings presentation:pen-color="#ff0000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背景" xlink:href="Pictures/10000000000003C0000002D0923C8F4C.jpg" xlink:type="simple" xlink:show="embed" xlink:actuate="onLoad"/>
    <draw:fill-image draw:name="背景2" xlink:href="Pictures/10000000000003C0000002D0FC745665.jpg" xlink:type="simple" xlink:show="embed" xlink:actuate="onLoad"/>
    <draw:fill-image draw:name="背景3" xlink:href="Pictures/10000000000003C0000002D0F46D28C6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none" style:punctuation-wrap="hanging" style:top-line-punctuation="false" style:word-wrap="false" style:auto-space-asian-latin="true" style:auto-space-asian-numbers="true" style:line-break="strict" style:wordbreak="false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StarSymbol" style:use-window-font-color="true" fo:font-size="100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use-window-font-color="true" fo:font-size="100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use-window-font-color="true" fo:font-size="100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use-window-font-color="true" fo:font-size="100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use-window-font-color="true" fo:font-size="100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use-window-font-color="true" fo:font-size="100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use-window-font-color="true" fo:font-size="100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use-window-font-color="true" fo:font-size="100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use-window-font-color="true" fo:font-size="100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use-window-font-color="true" fo:font-size="100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中标软件演示文稿OTP-background" style:family="presentation">
      <style:graphic-properties draw:stroke="none" draw:fill="bitmap" draw:fill-gradient-name="Gradient_20_1" draw:fill-image-name="背景"/>
      <style:text-properties style:letter-kerning="true"/>
    </style:style>
    <style:style style:name="中标软件演示文稿OTP-backgroundhandout" style:family="presentation">
      <style:graphic-properties draw:stroke="none" draw:fill="none"/>
      <style:text-properties style:letter-kerning="true"/>
    </style:style>
    <style:style style:name="中标软件演示文稿OTP-backgroundnotes" style:family="presentation">
      <style:graphic-properties draw:stroke="none" draw:fill="none"/>
      <style:text-properties style:letter-kerning="true"/>
    </style:style>
    <style:style style:name="中标软件演示文稿OT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中标软件演示文稿OTP-notes" style:family="presentation">
      <style:graphic-properties draw:stroke="none" draw:fill="none"/>
      <style:paragraph-properties fo:margin-left="0.6cm" fo:margin-right="0cm" fo:margin-top="0.271cm" fo:margin-bottom="0cm" fo:line-height="100%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中标软件演示文稿OTP-outline1" style:family="presentation">
      <style:graphic-properties draw:stroke="none" draw:fill="none">
        <text:list-style style:name="中标软件演示文稿OTP-outline1">
          <text:list-level-style-bullet text:level="1" text:bullet-char="•">
            <style:list-level-properties text:min-label-width="0.952cm"/>
            <style:text-properties fo:font-family="StarSymbol" style:use-window-font-color="true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use-window-font-color="tru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StarSymbol" style:use-window-font-color="tru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style:use-window-font-color="tru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style:use-window-font-color="tru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style:use-window-font-color="tru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style:use-window-font-color="tru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StarSymbol" style:use-window-font-color="true" fo:font-size="100%"/>
          </text:list-level-style-bullet>
        </text:list-style>
      </style:graphic-properties>
      <style:paragraph-properties fo:margin-top="0.271cm" fo:margin-bottom="0cm" fo:line-height="100%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中标软件演示文稿OTP-outline2" style:family="presentation" style:parent-style-name="中标软件演示文稿OTP-outline1">
      <style:paragraph-properties fo:margin-top="0.237cm" fo:margin-bottom="0cm" fo:line-height="100%"/>
      <style:text-properties fo:font-size="28pt" style:font-size-asian="28pt" style:font-size-complex="28pt"/>
    </style:style>
    <style:style style:name="中标软件演示文稿OTP-outline3" style:family="presentation" style:parent-style-name="中标软件演示文稿OTP-outline2">
      <style:paragraph-properties fo:margin-top="0.203cm" fo:margin-bottom="0cm" fo:line-height="100%"/>
      <style:text-properties fo:font-size="24pt" style:font-size-asian="24pt" style:font-size-complex="24pt"/>
    </style:style>
    <style:style style:name="中标软件演示文稿OTP-outline4" style:family="presentation" style:parent-style-name="中标软件演示文稿OTP-outline3">
      <style:paragraph-properties fo:margin-top="0.169cm" fo:margin-bottom="0cm" fo:line-height="100%"/>
      <style:text-properties fo:font-size="20pt" style:font-size-asian="20pt" style:font-size-complex="20pt"/>
    </style:style>
    <style:style style:name="中标软件演示文稿OTP-outline5" style:family="presentation" style:parent-style-name="中标软件演示文稿OTP-outline4">
      <style:paragraph-properties fo:margin-top="0.169cm" fo:margin-bottom="0cm" fo:line-height="100%"/>
      <style:text-properties fo:font-size="20pt" style:font-size-asian="20pt" style:font-size-complex="20pt"/>
    </style:style>
    <style:style style:name="中标软件演示文稿OTP-outline6" style:family="presentation" style:parent-style-name="中标软件演示文稿OTP-outline5">
      <style:paragraph-properties fo:margin-top="0cm" fo:margin-bottom="0cm" fo:line-height="100%"/>
      <style:text-properties fo:font-size="20pt" style:font-size-asian="20pt" style:font-size-complex="20pt"/>
    </style:style>
    <style:style style:name="中标软件演示文稿OTP-outline7" style:family="presentation" style:parent-style-name="中标软件演示文稿OTP-outline6">
      <style:paragraph-properties fo:margin-top="0cm" fo:margin-bottom="0cm" fo:line-height="100%"/>
      <style:text-properties fo:font-size="20pt" style:font-size-asian="20pt" style:font-size-complex="20pt"/>
    </style:style>
    <style:style style:name="中标软件演示文稿OTP-outline8" style:family="presentation" style:parent-style-name="中标软件演示文稿OTP-outline7">
      <style:paragraph-properties fo:margin-top="0cm" fo:margin-bottom="0cm" fo:line-height="100%"/>
      <style:text-properties fo:font-size="20pt" style:font-size-asian="20pt" style:font-size-complex="20pt"/>
    </style:style>
    <style:style style:name="中标软件演示文稿OTP-outline9" style:family="presentation" style:parent-style-name="中标软件演示文稿OTP-outline8">
      <style:paragraph-properties fo:margin-top="0cm" fo:margin-bottom="0cm" fo:line-height="100%"/>
      <style:text-properties fo:font-size="20pt" style:font-size-asian="20pt" style:font-size-complex="20pt"/>
    </style:style>
    <style:style style:name="中标软件演示文稿OTP-subtitle" style:family="presentation">
      <style:graphic-properties draw:stroke="none" draw:fill="none" draw:textarea-vertical-align="middle">
        <text:list-style style:name="中标软件演示文稿OTP-subtitle">
          <text:list-level-style-bullet text:level="1" text:bullet-char="•">
            <style:list-level-properties/>
            <style:text-properties fo:font-family="StarSymbol" style:use-window-font-color="true" fo:font-size="100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use-window-font-color="true" fo:font-size="100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use-window-font-color="true" fo:font-size="100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use-window-font-color="true" fo:font-size="100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use-window-font-color="true" fo:font-size="100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use-window-font-color="true" fo:font-size="100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use-window-font-color="true" fo:font-size="100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use-window-font-color="true" fo:font-size="100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use-window-font-color="true" fo:font-size="100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use-window-font-color="true" fo:font-size="100%"/>
          </text:list-level-style-bullet>
        </text:list-style>
      </style:graphic-properties>
      <style:paragraph-properties fo:margin-left="0cm" fo:margin-right="0cm" fo:margin-top="0.271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中标软件演示文稿OTP-title" style:family="presentation">
      <style:graphic-properties draw:stroke="none" draw:fill="none" draw:textarea-vertical-align="middle">
        <text:list-style style:name="中标软件演示文稿OTP-title">
          <text:list-level-style-bullet text:level="1" text:bullet-char="•">
            <style:list-level-properties/>
            <style:text-properties fo:font-family="StarSymbol" style:use-window-font-color="true" fo:font-size="100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use-window-font-color="true" fo:font-size="100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use-window-font-color="true" fo:font-size="100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use-window-font-color="true" fo:font-size="100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use-window-font-color="true" fo:font-size="100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use-window-font-color="true" fo:font-size="100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use-window-font-color="true" fo:font-size="100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use-window-font-color="true" fo:font-size="100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use-window-font-color="true" fo:font-size="100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use-window-font-color="true" fo:font-size="100%"/>
          </text:list-level-style-bullet>
        </text:list-style>
      </style:graphic-properties>
      <style:paragraph-properties fo:line-height="100%"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gradient-name="Gradient_20_1" draw:fill-image-name="背景"/>
    </style:style>
    <style:style style:name="Mdp2" style:family="drawing-page">
      <style:drawing-page-properties draw:fill="none"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 style:LockAspectRatio="false" style:HadEnteredEditMode="false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 style:LockAspectRatio="false" style:HadEnteredEditMode="false"/>
    </style:style>
    <style:style style:name="Mpr1" style:family="presentation" style:parent-style-name="中标软件演示文稿OTP-backgroundobjects">
      <style:graphic-properties draw:stroke="none" draw:fill="none" draw:fill-color="#ffffff" draw:auto-grow-height="false" fo:min-height="1.314cm" fo:wrap-option="wrap" style:LockAspectRatio="false" style:HadEnteredEditMode="false"/>
    </style:style>
    <style:style style:name="Mpr2" style:family="presentation" style:parent-style-name="中标软件演示文稿OTP-backgroundobjects">
      <style:graphic-properties draw:stroke="none" draw:fill="none" draw:fill-color="#ffffff" draw:auto-grow-height="false" fo:min-height="1.485cm" fo:wrap-option="wrap" style:LockAspectRatio="false" style:HadEnteredEditMode="false"/>
    </style:style>
    <style:style style:name="Mpr3" style:family="presentation" style:parent-style-name="中标软件演示文稿OTP-backgroundobjects">
      <style:graphic-properties draw:stroke="none" draw:fill="none" draw:fill-color="#ffffff" draw:textarea-vertical-align="bottom" draw:auto-grow-height="false" fo:min-height="1.485cm" fo:wrap-option="wrap" style:LockAspectRatio="false" style:HadEnteredEditMode="fals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use-window-font-color="true" fo:font-size="100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notes"/>
      <draw:layer draw:name="backgroundnotes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  <office:event-listeners/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  <office:event-listeners/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  <office:event-listeners/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  <office:event-listeners/>
      </draw:frame>
    </style:handout-master>
    <style:master-page style:name="中标软件演示文稿OTP" style:page-layout-name="PM1" draw:style-name="Mdp1">
      <draw:frame presentation:style-name="中标软件演示文稿OTP-title" draw:layer="backgroundobjects" svg:width="22.859cm" svg:height="3.18cm" svg:x="1.27cm" svg:y="0.76cm" presentation:class="title" presentation:placeholder="true">
        <draw:text-box/>
        <office:event-listeners/>
      </draw:frame>
      <draw:frame presentation:style-name="中标软件演示文稿OTP-outline1" draw:layer="backgroundobjects" svg:width="22.859cm" svg:height="12.572cm" svg:x="1.27cm" svg:y="4.457cm" presentation:class="outline" presentation:placeholder="true">
        <draw:text-box/>
        <office:event-listeners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  <office:event-listeners/>
      </draw:frame>
      <draw:frame presentation:style-name="Mpr1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  <office:event-listeners/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编号&gt;</text:page-number></text:span></text:p>
        </draw:text-box>
        <office:event-listeners/>
      </draw:frame>
      <presentation:notes style:page-layout-name="PM0">
        <draw:page-thumbnail presentation:style-name="中标软件演示文稿OTP-title" draw:layer="backgroundobjects" svg:width="14.848cm" svg:height="11.136cm" svg:x="3.075cm" svg:y="2.257cm" presentation:class="page"/>
        <draw:frame presentation:style-name="中标软件演示文稿OTP-notes" draw:layer="backgroundobjects" svg:width="16.799cm" svg:height="13.364cm" svg:x="2.1cm" svg:y="14.107cm" presentation:class="notes" presentation:placeholder="true">
          <draw:text-box/>
          <office:event-listeners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  <office:event-listeners/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  <office:event-listeners/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  <office:event-listeners/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  <office:event-listeners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27T14:20:06.47</meta:creation-date>
    <meta:editing-duration>PT5H1M23S</meta:editing-duration>
    <meta:editing-cycles>94</meta:editing-cycles>
    <meta:generator>中标普华_Office/6.0$Win32 OpenOffice.org_project/330dev6-base$Build-1</meta:generator>
    <dc:date>2012-10-12T11:32:08.82</dc:date>
    <meta:document-statistic meta:object-count="48"/>
  </office:meta>
</office:document-meta>
</file>